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3.368cm" svg:height="12.702cm" svg:x="2.032cm" svg:y="3.302cm">
          <draw:text-box>
            <text:p><text:span text:style-name="T1">Project</text:span><text:span text:style-name="T2">-</text:span><text:span text:style-name="T3">Task planner and state machine visualizer</text:span><text:span text:style-name="T2"> </text:span></text:p>
            <text:p><text:span text:style-name="T2"/></text:p>
            <text:p><text:span text:style-name="T1">Members</text:span><text:span text:style-name="T2">- </text:span><text:span text:style-name="T4">Protyush Kumar Das</text:span></text:p>
            <text:p><text:span text:style-name="T4"><text:s text:c="25"/></text:span><text:span text:style-name="T4">Vahid Mohammadigahrooei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omesh Devagekar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text:style-name="P3"><text:span text:style-name="T5">In ROPOD 9 , transportation tasks performed by the robot involve multiple actions, which are planned by a task planner. </text:span></text:p>
              </text:list-item>
              <text:list-item>
                <text:p text:style-name="P3"><text:span text:style-name="T5">The fleet management system invokes the task planner via the task planner interface, which is written in Python 10 . </text:span></text:p>
              </text:list-item>
              <text:list-item>
                <text:p text:style-name="P3"><text:span text:style-name="T5">In certain situations, the task planner also needs to be invoked by the task executor on the robot, which is written in C++. </text:span></text:p>
              </text:list-item>
              <text:list-item>
                <text:p text:style-name="P3"><text:span text:style-name="T5">Hence,an interface to the task planner in C++ is also requir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s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Porting a task planner interface from Python to C++</text:p>
                <text:p>a) integrate it with the task executor on the <text:s text:c="4"/>robot </text:p>
              </text:list-item>
              <text:list-item>
                <text:p>Visualization of a state machine</text:p>
                <text:p>a) offline </text:p>
                <text:p>b) during the execution of the state mach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ork so far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elected library for visualization:</text:p>
                <text:p><text:s/><text:span text:style-name="T6">GRAPHVIZ</text:span>- Graphviz is a package of open-source tools initiated by AT&amp;T Labs Research for drawing graphs specified in DOT language scripts</text:p>
              </text:list-item>
              <text:list-item>
                <text:p>Choice of IDE so far </text:p>
                <text:p><text:span text:style-name="T6">ECLIPS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Week 1- Going through the project and preparing a schedule itself.</text:p>
              </text:list-item>
              <text:list-item>
                <text:p>Week 2- </text:p>
                <text:p>a) Finding the corresponding libraries in C++ for the libraries implemented in Python. </text:p>
                <text:p>b) Working on the aim “Visualization of a state machine” mostly OFFLINE. </text:p>
                <text:p>c) starting the “Porting task planner interface from Python to C++” 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orking Strateg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ntinuous development and integration</text:p>
              </text:list-item>
              <text:list-item>
                <text:p>Frequent meetings to resolve any issues</text:p>
              </text:list-item>
              <text:list-item>
                <text:p>Detailed progress reports each following week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2" draw:layer="layout" svg:width="25.199cm" svg:height="3.506cm" svg:x="1.217cm" svg:y="0.837cm" presentation:class="title" presentation:user-transformed="true">
          <draw:text-box>
            <text:p>Questions</text:p>
          </draw:text-box>
        </draw:frame>
        <draw:frame draw:style-name="gr3" draw:text-style-name="P1" draw:layer="layout" svg:width="24.638cm" svg:height="7.568cm" svg:x="2.032cm" svg:y="5.842cm">
          <draw:text-box>
            <text:p><text:span text:style-name="T7">1&gt; How do we get access to the Ropod?</text:span></text:p>
            <text:p><text:span text:style-name="T7"/></text:p>
            <text:p><text:span text:style-name="T7">2&gt; How do we check that we are getting the desired behaviour?</text:span></text:p>
            <text:p><text:span text:style-name="T7"/></text:p>
            <text:p><text:span text:style-name="T7">3&gt; What is the current behaviour?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3:39:55.123791281</meta:creation-date>
    <dc:date>2019-04-15T14:25:34.547027137</dc:date>
    <meta:editing-duration>PT14M35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